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7c6d2" officeooo:paragraph-rsid="0007c6d2"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7c6d2" officeooo:paragraph-rsid="0007c6d2"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1pt" fo:font-weight="normal" officeooo:rsid="0007c6d2" officeooo:paragraph-rsid="0007c6d2"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85106" officeooo:paragraph-rsid="0007c6d2"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7c6d2" officeooo:paragraph-rsid="0007c6d2" style:font-size-asian="11pt" style:font-weight-asian="normal" style:font-size-complex="11pt" style:font-weight-complex="normal"/>
    </style:style>
    <style:style style:name="T1" style:family="text">
      <style:text-properties officeooo:rsid="0007c6d2"/>
    </style:style>
    <style:style style:name="T2" style:family="text">
      <style:text-properties officeooo:rsid="001a3b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3">Zarya est un personnage très polyvalente, elle peut endosser le rôle de support, DPS et tank en même temps sans exceller dans l’une de ces catégories, pourtant c’est ce qui la rend vraiment puissante dans toute les situations. Néanmoins elle demande beaucoup de vision de jeu et d’entraînement. </text:p>
      <text:p text:style-name="P3"/>
      <text:p text:style-name="P4">Dans ce <text:span text:style-name="T1">guide </text:span>j’aborderai <text:span text:style-name="T1">les</text:span> point qui sont pour moi <text:span text:style-name="T2">des étapes importante</text:span> à la compréhension du personnage :</text:p>
      <text:p text:style-name="P4"/>
      <text:p text:style-name="P5">Les chiffres</text:p>
      <text:p text:style-name="P5">Les mécaniques de jeu</text:p>
      <text:p text:style-name="P5">Le positionnement – Communications</text:p>
      <text:p text:style-name="P5">Les duels – Focus</text:p>
      <text:p text:style-name="P5">Les méthodes d’entraînements</text:p>
      <text:p text:style-name="P5"/>
      <text:p text:style-name="P5"/>
      <text:p text:style-name="P5"/>
      <text:p text:style-name="P2">Conclusion</text:p>
      <text:p text:style-name="P2"/>
      <text:p text:style-name="P3">Pour conclure je dirai que Zarya possède de nombreux atouts pour gagner une partie, c’est barrières, sont ultime et ces gros dégât lui permet d’être dans le top des personnages les plus puissant de Overwatch. Même si elle demande de l’entraînement, sa polyvalence lui permet d’être présente sur toute les lignes de combats et d’être un véritable pilier pour sont équip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23:54.314000000</meta:creation-date>
    <dc:date>2017-02-27T15:37:09.498000000</dc:date>
    <meta:editing-duration>PT13M15S</meta:editing-duration>
    <meta:editing-cycles>1</meta:editing-cycles>
    <meta:document-statistic meta:table-count="0" meta:image-count="0" meta:object-count="0" meta:page-count="1" meta:paragraph-count="10" meta:word-count="145" meta:character-count="910" meta:non-whitespace-character-count="772"/>
    <meta:generator>LibreOffice/5.1.5.2$Windows_x86 LibreOffice_project/7a864d8825610a8c07cfc3bc01dd4fce6a9447e5</meta:generator>
  </office:meta>
</office:document-meta>
</file>